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813c6"/>
    </style:style>
    <style:style style:name="P2" style:family="paragraph" style:parent-style-name="Standard">
      <style:text-properties fo:font-weight="bold" officeooo:paragraph-rsid="000813c6" style:font-weight-asian="bold" style:font-weight-complex="bold"/>
    </style:style>
    <style:style style:name="P3" style:family="paragraph" style:parent-style-name="Standard">
      <style:text-properties style:use-window-font-color="true" style:font-name="Times New Roman" fo:font-size="12pt" fo:font-style="normal" fo:font-weight="bold" officeooo:paragraph-rsid="0009487a" style:font-size-asian="12pt" style:font-style-asian="normal" style:font-weight-asian="bold" style:font-name-complex="Times New Roman1" style:font-size-complex="12pt" style:font-style-complex="normal" style:font-weight-complex="bold"/>
    </style:style>
    <style:style style:name="P4" style:family="paragraph" style:parent-style-name="Standard">
      <style:text-properties style:use-window-font-color="true" style:font-name="Times New Roman" fo:font-size="12pt" fo:font-style="normal" fo:font-weight="bold" officeooo:paragraph-rsid="000aa31b" style:font-size-asian="12pt" style:font-style-asian="normal" style:font-weight-asian="bold" style:font-name-complex="Times New Roman1" style:font-size-complex="12pt" style:font-style-complex="normal" style:font-weight-complex="bold"/>
    </style:style>
    <style:style style:name="P5" style:family="paragraph" style:parent-style-name="Standard" style:master-page-name="Standard">
      <style:paragraph-properties style:page-number="auto"/>
    </style:style>
    <style:style style:name="P6" style:family="paragraph" style:parent-style-name="Standard">
      <style:paragraph-properties fo:break-before="page"/>
    </style:style>
    <style:style style:name="P7" style:family="paragraph" style:parent-style-name="List_20_Paragraph" style:list-style-name="WWNum3"/>
    <style:style style:name="P8" style:family="paragraph" style:parent-style-name="List_20_Paragraph" style:list-style-name="WWNum3">
      <style:text-properties officeooo:paragraph-rsid="00061bcb"/>
    </style:style>
    <style:style style:name="P9" style:family="paragraph" style:parent-style-name="List_20_Paragraph" style:list-style-name="WWNum3">
      <style:text-properties officeooo:paragraph-rsid="000813c6"/>
    </style:style>
    <style:style style:name="P10" style:family="paragraph" style:parent-style-name="List_20_Paragraph" style:list-style-name="WWNum4"/>
    <style:style style:name="P11" style:family="paragraph" style:parent-style-name="List_20_Paragraph" style:list-style-name="WWNum3">
      <style:paragraph-properties fo:margin-left="0in" fo:margin-right="0in" fo:text-indent="0in" style:auto-text-indent="false"/>
    </style:style>
    <style:style style:name="T1" style:family="text">
      <style:text-properties style:font-name="Times New Roman" fo:font-size="20pt" fo:font-weight="bold" style:font-size-asian="20pt" style:font-weight-asian="bold" style:font-name-complex="Times New Roman1" style:font-size-complex="20pt"/>
    </style:style>
    <style:style style:name="T2" style:family="text">
      <style:text-properties style:font-name="Times New Roman" fo:font-size="20pt" fo:font-weight="bold" officeooo:rsid="00061bcb" style:font-size-asian="20pt" style:font-weight-asian="bold" style:font-name-complex="Times New Roman1" style:font-size-complex="20pt"/>
    </style:style>
    <style:style style:name="T3" style:family="text">
      <style:text-properties style:font-name="Times New Roman" fo:font-size="14pt" fo:font-style="italic" officeooo:rsid="0009487a" style:font-size-asian="14pt" style:font-style-asian="italic" style:font-name-complex="Times New Roman1" style:font-size-complex="14pt"/>
    </style:style>
    <style:style style:name="T4" style:family="text">
      <style:text-properties style:font-name="Times New Roman" fo:font-size="14pt" fo:font-style="italic" fo:font-weight="bold" style:font-size-asian="14pt" style:font-style-asian="italic" style:font-weight-asian="bold" style:font-name-complex="Times New Roman1" style:font-size-complex="14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061bcb" style:font-size-asian="12pt" style:font-name-complex="Times New Roman1" style:font-size-complex="12pt"/>
    </style:style>
    <style:style style:name="T7" style:family="text">
      <style:text-properties style:font-name="Times New Roman" fo:font-size="12pt" officeooo:rsid="000813c6" style:font-size-asian="12pt" style:font-name-complex="Times New Roman1" style:font-size-complex="12pt"/>
    </style:style>
    <style:style style:name="T8" style:family="text">
      <style:text-properties style:font-name="Times New Roman" fo:font-size="12pt" fo:font-weight="bold" style:font-size-asian="12pt" style:font-weight-asian="bold" style:font-name-complex="Times New Roman1" style:font-size-complex="12pt"/>
    </style:style>
    <style:style style:name="T9" style:family="text">
      <style:text-properties style:font-name="Times New Roman" fo:font-size="12pt" fo:font-weight="normal" officeooo:rsid="000813c6" style:font-size-asian="12pt" style:font-weight-asian="normal" style:font-name-complex="Times New Roman1" style:font-size-complex="12pt" style:font-weight-complex="normal"/>
    </style:style>
    <style:style style:name="T10" style:family="text">
      <style:text-properties fo:font-style="italic" officeooo:rsid="0009487a" style:font-style-asian="italic"/>
    </style:style>
    <style:style style:name="T11" style:family="text">
      <style:text-properties fo:font-style="italic" officeooo:rsid="000aa31b" style:font-style-asian="italic"/>
    </style:style>
    <style:style style:name="T12" style:family="text">
      <style:text-properties fo:font-style="italic" fo:font-weight="normal" officeooo:rsid="0009487a" style:font-style-asian="italic" style:font-weight-asian="normal" style:font-weight-complex="normal"/>
    </style:style>
    <style:style style:name="T13" style:family="text">
      <style:text-properties fo:font-style="italic" fo:font-weight="normal" officeooo:rsid="000aa31b" style:font-style-asian="italic" style:font-weight-asian="normal" style:font-weight-complex="normal"/>
    </style:style>
    <style:style style:name="T14" style:family="text">
      <style:text-properties fo:font-weight="normal" officeooo:rsid="000aa31b" style:font-weight-asian="normal" style:font-weight-complex="normal"/>
    </style:style>
    <style:style style:name="T15" style:family="text">
      <style:text-properties fo:font-weight="normal" officeooo:rsid="0009487a" style:font-weight-asian="normal" style:font-weight-complex="normal"/>
    </style:style>
    <style:style style:name="T16" style:family="text">
      <style:text-properties officeooo:rsid="0009487a"/>
    </style:style>
    <style:style style:name="T17" style:family="text">
      <style:text-properties officeooo:rsid="000aa3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quirements Doc</text:span></text:p>
      <text:p text:style-name="Standard"><text:span text:style-name="T4">Introduction</text:span></text:p>
      <text:p text:style-name="Standard"><text:span text:style-name="T5">The software we are working on is a Map Designing tool for a game called the Zombie Project. The software is for designing the maps that are later going to be used by the main game. This software will be completed by the end of November.</text:span></text:p>
      <text:p text:style-name="Standard"><text:span text:style-name="T4">List of requirements</text:span></text:p>
      <text:list xml:id="list7056072208086359932" text:style-name="WWNum3">
        <text:list-header>
          <text:p text:style-name="P11"><text:span text:style-name="T5"/></text:p>
        </text:list-header>
        <text:list-item>
          <text:p text:style-name="P7"><text:span text:style-name="T6">The system will allow for three different types of user accounts. </text:span><text:span text:style-name="T5">The types </text:span><text:span text:style-name="T6">of accounts are</text:span><text:span text:style-name="T5"> Administrator, Designer and player.</text:span></text:p>
          <text:list>
            <text:list-item>
              <text:p text:style-name="P8"><text:span text:style-name="T6">Players:</text:span></text:p>
              <text:list>
                <text:list-item>
                  <text:p text:style-name="P8"><text:span text:style-name="T6">Create an account</text:span></text:p>
                </text:list-item>
                <text:list-item>
                  <text:p text:style-name="P8"><text:span text:style-name="T6">Change email address and password</text:span></text:p>
                </text:list-item>
                <text:list-item>
                  <text:p text:style-name="P8"><text:span text:style-name="T6">Play and browse maps</text:span></text:p>
                </text:list-item>
              </text:list>
            </text:list-item>
            <text:list-item>
              <text:p text:style-name="P8"><text:span text:style-name="T6">Designers:</text:span></text:p>
              <text:list>
                <text:list-item>
                  <text:p text:style-name="P8"><text:span text:style-name="T6">Can do everything a Player account can do.</text:span></text:p>
                </text:list-item>
                <text:list-item>
                  <text:p text:style-name="P8"><text:span text:style-name="T6">W</text:span><text:span text:style-name="T5">ill be able to create, modify, </text:span><text:span text:style-name="T7">save a</text:span><text:span text:style-name="T5">nd delete </text:span><text:span text:style-name="T6">their own</text:span><text:span text:style-name="T5"> maps from the system</text:span></text:p>
                </text:list-item>
              </text:list>
            </text:list-item>
            <text:list-item>
              <text:p text:style-name="P8"><text:span text:style-name="T6">Administrators:</text:span></text:p>
              <text:list>
                <text:list-item>
                  <text:p text:style-name="P8"><text:span text:style-name="T6">Can do everything a Designer account can do.</text:span></text:p>
                </text:list-item>
                <text:list-item>
                  <text:p text:style-name="P8"><text:span text:style-name="T6">Add and remove users.</text:span></text:p>
                </text:list-item>
                <text:list-item>
                  <text:p text:style-name="P8"><text:span text:style-name="T6">View and remove maps.</text:span></text:p>
                </text:list-item>
                <text:list-item>
                  <text:p text:style-name="P8"><text:span text:style-name="T6">Can change the account type of any account.</text:span></text:p>
                </text:list-item>
              </text:list>
            </text:list-item>
          </text:list>
        </text:list-item>
        <text:list-item>
          <text:p text:style-name="P9"><text:span text:style-name="T7">The user accounts will be logged out after 20 minutes of inactivity.</text:span></text:p>
        </text:list-item>
        <text:list-item>
          <text:p text:style-name="P8"><text:span text:style-name="T6">The system will have a fully </text:span><text:span text:style-name="T7">functional</text:span><text:span text:style-name="T6"> map editor </text:span><text:span text:style-name="T7">with the following features.</text:span></text:p>
          <text:list>
            <text:list-item>
              <text:p text:style-name="P9"><text:span text:style-name="T7">will allow administrators and designers to create and edit maps.</text:span></text:p>
            </text:list-item>
            <text:list-item>
              <text:p text:style-name="P9"><text:span text:style-name="T7">will be able to use keyboard shortcuts, undo/redo, and right/left click assignment.</text:span></text:p>
            </text:list-item>
            <text:list-item>
              <text:p text:style-name="P9"><text:span text:style-name="T7">will be able to place tiles , objects, and create events in the map editor.</text:span></text:p>
            </text:list-item>
            <text:list-item>
              <text:p text:style-name="P9"><text:span text:style-name="T7">Maps will auto-save 15 seconds after a change, or if the user manually saves.</text:span></text:p>
            </text:list-item>
            <text:list-item>
              <text:p text:style-name="P9"><text:span text:style-name="T7">Will allow for play testing of maps</text:span></text:p>
            </text:list-item>
            <text:list-item>
              <text:p text:style-name="P9"><text:span text:style-name="T7">Different layers can be used in map editing.</text:span></text:p>
            </text:list-item>
          </text:list>
        </text:list-item>
        <text:list-item>
          <text:p text:style-name="P7"><text:span text:style-name="T5">The maps can be uploaded to the main game site to be played. After modification a new upload will be required</text:span></text:p>
        </text:list-item>
      </text:list>
      <text:p text:style-name="Standard"><text:span text:style-name="T4">List of non-functional requirements</text:span></text:p>
      <text:list xml:id="list5641001886134269216" text:style-name="WWNum4">
        <text:list-item>
          <text:p text:style-name="P10"><text:span text:style-name="T5">The system should be run in at least Win XP or higher.</text:span></text:p>
        </text:list-item>
        <text:list-item>
          <text:p text:style-name="P10"><text:span text:style-name="T5">This software will be tested on Google Chrome Ver. 29. <text:s/>To ensure that the program runs well please use this version or above. Update if necessary.</text:span></text:p>
        </text:list-item>
      </text:list>
      <text:p text:style-name="Standard"><text:span text:style-name="T4"/></text:p>
      <text:p text:style-name="P6"><text:span text:style-name="T4">Glossary</text:span></text:p>
      <text:p text:style-name="P3"><text:span text:style-name="T16">Events: </text:span><text:span text:style-name="T14">a</text:span><text:span text:style-name="T15">ctions that occur by reaching a location or other events.</text:span></text:p>
      <text:p text:style-name="P4"><text:span text:style-name="T17">Objects: </text:span><text:span text:style-name="T14">Items players can interact with.</text:span></text:p>
      <text:p text:style-name="Standard"><text:span text:style-name="T8">Permission: </text:span><text:span text:style-name="T5">Determines what a user can do in the system. Higher levels of permissions means the user can do more.</text:span></text:p>
      <text:p text:style-name="Standard"><text:span text:style-name="T8">Software:</text:span><text:span text:style-name="T5"> Is a program that runs on a computer to solve a problem.</text:span></text:p>
      <text:p text:style-name="Standard"><text:span text:style-name="T8">Templates:</text:span><text:span text:style-name="T5"> Something that is default so that the user can start working from that. In our case these are default maps that the user can modify and save as a map of themselves.</text:span></text:p>
      <text:p text:style-name="P2"><text:span text:style-name="T7">Tiles: a</text:span><text:span text:style-name="T9">n image representation of a small part of the map.</text:span></text:p>
      <text:p text:style-name="Standard"><text:span text:style-name="T8">Undo – Redo:</text:span><text:span text:style-name="T5"> This are helpful options in a computer program. They help go back(or forward) a step in the map you are modifying.</text:span></text:p>
      <text:p text:style-name="Standard"><text:span text:style-name="T8">Update:</text:span><text:span text:style-name="T5"> To get a newer version of a computer program.</text:span></text:p>
      <text:p text:style-name="Standard"><text:span text:style-name="T8">Upload:</text:span><text:span text:style-name="T5"> To transfer a file to a website or another computer, usually a server. </text:span></text:p>
      <text:p text:style-name="Standard"><text:span text:style-name="T8">Username:</text:span><text:span text:style-name="T5"> Is the name of the user that the system uses. This is used to log in to the system.</text:span></text:p>
      <text:p text:style-name="P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752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75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7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75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75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7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75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752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7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improvshark </dc:creator>
    <meta:editing-cycles>8</meta:editing-cycles>
    <meta:creation-date>2013-09-02T16:05:00</meta:creation-date>
    <dc:date>2013-09-06T15:53:03</dc:date>
    <meta:editing-duration>PT10M44S</meta:editing-duration>
    <meta:generator>LibreOffice/4.0.2.2$Linux_X86_64 LibreOffice_project/400m0$Build-2</meta:generator>
    <meta:document-statistic meta:table-count="0" meta:image-count="0" meta:object-count="0" meta:page-count="2" meta:paragraph-count="40" meta:word-count="474" meta:character-count="2569" meta:non-whitespace-character-count="21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